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0000002003A3786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fo:color="#000080" style:font-name="Times New Roman"/>
    </style:style>
    <style:style style:name="P4" style:family="paragraph" style:parent-style-name="Heading_20_1">
      <style:text-properties fo:color="#000080" style:font-name="Times New Roman"/>
    </style:style>
    <style:style style:name="P5" style:family="paragraph" style:parent-style-name="Horizontal_20_Line">
      <style:text-properties style:font-name="Times New Roman"/>
    </style:style>
    <style:style style:name="P6" style:family="paragraph" style:parent-style-name="Heading_20_2">
      <style:text-properties fo:color="#0000cc" style:font-name="Times New Roman"/>
    </style:style>
    <style:style style:name="P7" style:family="paragraph" style:parent-style-name="Heading_20_2">
      <style:paragraph-properties fo:margin-top="0.423cm" fo:margin-bottom="0.212cm" fo:keep-with-next="always"/>
      <style:text-properties fo:color="#0000cc" style:font-name="Times New Roman"/>
    </style:style>
    <style:style style:name="P8" style:family="paragraph" style:parent-style-name="Heading_20_3">
      <style:text-properties fo:color="#3333ff" style:font-name="Times New Roman"/>
    </style:style>
    <style:style style:name="P9" style:family="paragraph" style:parent-style-name="Heading_20_3">
      <style:paragraph-properties fo:margin-top="0.423cm" fo:margin-bottom="0.212cm" fo:keep-with-next="always"/>
      <style:text-properties fo:color="#3333ff" style:font-name="Times New Roman"/>
    </style:style>
    <style:style style:name="P10" style:family="paragraph" style:parent-style-name="Footer">
      <style:paragraph-properties fo:text-align="start" style:justify-single-word="false"/>
      <style:text-properties fo:color="#333333" style:font-name="Times New Roman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normal" style:font-style-asian="normal" style:font-style-complex="normal"/>
    </style:style>
    <style:style style:name="T3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mplementing Richard J. Murphy</text:h>
      <text:p text:style-name="P3"/>
      <text:p text:style-name="Text_20_body"><draw:frame draw:style-name="fr1" draw:name="graphics1" text:anchor-type="paragraph" svg:width="0.843cm" svg:height="0.843cm" draw:z-index="0"><draw:image xlink:href="Pictures/1000020100000200000002003A3786E4.png" xlink:type="simple" xlink:show="embed" xlink:actuate="onLoad"/></draw:frame><text:span text:style-name="Emphasis"><text:span text:style-name="T1"> <text:s/></text:span></text:span><text:span text:style-name="Emphasis"><text:span text:style-name="T2">Open‑source tools aligned with RJM’s public‑capacity/MMT and tax‑justice teachings</text:span></text:span></text:p>
      <text:p text:style-name="Text_20_body"><text:span text:style-name="Strong_20_Emphasis"><text:span text:style-name="T1">Date:</text:span></text:span><text:span text:style-name="T1"> 2025‑10‑16</text:span></text:p>
      <text:p text:style-name="P5"/>
      <text:h text:style-name="P6" text:outline-level="2">1.0  CoCivium’s RJM-alignment</text:h>
      <text:h text:style-name="P8" text:outline-level="3">1.1  What is CoCivium?</text:h>
      <text:p text:style-name="Text_20_body"><text:span text:style-name="T1">A non‑profit, open‑source initiative building practical </text:span><text:span text:style-name="T3">tools</text:span><text:span text:style-name="T1"> that let public institutions </text:span><text:span text:style-name="Strong_20_Emphasis"><text:span text:style-name="T1">plan, execute, and audit</text:span></text:span><text:span text:style-name="T1"> policy using a </text:span><text:span text:style-name="Strong_20_Emphasis"><text:span text:style-name="T1">real‑resources lens</text:span></text:span><text:span text:style-name="T1">: treating money as an instrument while </text:span><text:span text:style-name="Strong_20_Emphasis"><text:span text:style-name="T1">labour, energy, and capacity</text:span></text:span><text:span text:style-name="T1"> are the binding constraints.</text:span></text:p>
      <text:p text:style-name="Text_20_body"><text:span text:style-name="T1"/></text:p>
      <text:h text:style-name="P9" text:outline-level="3">1.2 How this aligns with RJM</text:h>
      <text:p text:style-name="P2">(a) MMT framing: scenarios model resource bottlenecks first; taxes/regs operate as cooling &amp; legitimacy levers rather than funding prerequisites.</text:p>
      <text:p text:style-name="P2">(b) Tax justice &amp; enforcement: templates for machine‑readable reporting (CbCR‑style) and public‑procurement audit trails.</text:p>
      <text:p text:style-name="P2">(c) Green transition as capacity build‑out: a jobs‑pipeline module that prioritises training, local procurement, and measurable capacity gains (Job‑Guarantee‑compatible).</text:p>
      <text:p text:style-name="P2">(d) Public‑first rails, no tokenisation: account‑based fiat pathways only; privacy‑preserving, minimal‑disclosure identity if/when strictly necessary.</text:p>
      <text:p text:style-name="P2">(e) Democratise power / reduce rent extraction: open data formats, reproducible methods, and public‑oversight hooks.</text:p>
      <text:p text:style-name="P2"/>
      <text:h text:style-name="P9" text:outline-level="3">1.3 What exists today (open source, pilot‑ready)</text:h>
      <text:p text:style-name="P2">(a) Real‑Resource Policy Simulator: links resource availability → inflation channels → fiscal/reg levers → outcomes (employment, capacity, prices).</text:p>
      <text:p text:style-name="P2">(b) Audit‑Ready Ledgers &amp; Reporting Patterns: CSV/JSON schemas for public bodies; compatible with standard BI; supports CbCR‑like views.</text:p>
      <text:p text:style-name="P2">(c) Green Jobs Pipeline: maps projects to regional labour/training and procurement, with status &amp; audit logging.</text:p>
      <text:p text:style-name="P2">(d) Demo repos &amp; small pilots: municipal/NGO scale; seeking critique before wider trials.</text:p>
      <text:p text:style-name="P2"/>
      <text:h text:style-name="P9" text:outline-level="3"><text:soft-page-break/>1.4 What we are not doing</text:h>
      <text:p text:style-name="P2">(a) No crypto/token dependencies.</text:p>
      <text:p text:style-name="P2">(b) No surveillance‑heavy identity stack.</text:p>
      <text:p text:style-name="P2">(c) No vendor lock‑in.</text:p>
      <text:p text:style-name="P2"/>
      <text:p text:style-name="P5"/>
      <text:h text:style-name="P7" text:outline-level="2">2.0  Rapid next steps</text:h>
      <text:h text:style-name="P9" text:outline-level="3">2.1 A very small ask (easiest possible)</text:h>
      <text:p text:style-name="P2">If you can spare moments, please reply with one of the following:</text:p>
      <text:p text:style-name="P2">(a) A post/paper of yours we should treat as ground truth for inflation channels and real‑resource constraints; or,</text:p>
      <text:p text:style-name="P2">(b) One sentence on what our framing most likely gets wrong.</text:p>
      <text:p text:style-name="Text_20_body"><text:span text:style-name="Emphasis"><text:span text:style-name="T1">That’s it. We’ll adapt to your guidance and come back with evidence.</text:span></text:span></text:p>
      <text:h text:style-name="P9" text:outline-level="3">2.2 Optional follow‑ons (for later, only if useful)</text:h>
      <text:p text:style-name="P2">(a) We send a concise 3‑page technical brief + repo links.</text:p>
      <text:p text:style-name="P2">(b) A 15‑minute call with the current/temporary CoCivium Co‑Steward to sanity‑check a minimum‑viable pilot (municipal/agency scale).</text:p>
      <text:p text:style-name="P2">(c) You share with a colleague who wants to stress‑test the simulator or reporting templates.</text:p>
      <text:h text:style-name="P9" text:outline-level="3">2.3 Appendix (links available on request)</text:h>
      <text:p text:style-name="P2">(a) Simulator panel: resources → inflation channels → fiscal/regs levers → outcomes.</text:p>
      <text:p text:style-name="P2">(b) Reporting template: simple CbCR‑style fields (jurisdiction, revenue, profit, employees, taxes paid, public contracts).</text:p>
      <text:p text:style-name="P2">(c) Jobs pipeline board: region → project → roles → training slots → procurement notes → status &amp; audit log.</text:p>
      <text:p text:style-name="P2"/>
      <text:p text:style-name="P5"/>
      <text:h text:style-name="P7" text:outline-level="2">3.0  How to contact Richard Ballard</text:h>
      <text:p text:style-name="Text_20_body"><text:span text:style-name="Strong_20_Emphasis"><text:span text:style-name="T1">Email:</text:span></text:span><text:span text:style-name="T1"> rballard@inseed.com<text:line-break/></text:span><text:span text:style-name="Strong_20_Emphasis"><text:span text:style-name="T1">LinkedIn:</text:span></text:span><text:span text:style-name="T1"> </text:span><text:a xlink:type="simple" xlink:href="https://linkedin.com/in/richardballard/" text:style-name="Internet_20_link" text:visited-style-name="Visited_20_Internet_20_Link"><text:span text:style-name="T1">https://linkedin.com/in/richardballard/</text:span></text:a><text:span text:style-name="T1"><text:line-break/></text:span><text:span text:style-name="Strong_20_Emphasis"><text:span text:style-name="T1">Phone:</text:span></text:span><text:span text:style-name="T1"> (Fleet, UK &amp; Toronto, Canada) </text:span><text:span text:style-name="T3"><text:s/>+1‑416‑414‑810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333333" style:font-name="Times New Roman" fo:font-size="10pt" fo:font-style="normal" style:font-size-asian="10pt" style:font-style-asian="normal" style:font-size-complex="10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2 <text:s/>: <text:s/>Richard J. Murphy Alignment Brief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10-16T13:04:59.63</meta:creation-date>
    <meta:document-statistic meta:table-count="0" meta:image-count="1" meta:object-count="0" meta:page-count="2" meta:paragraph-count="38" meta:word-count="428" meta:character-count="3082"/>
    <dc:date>2025-10-16T13:19:40.09</dc:date>
    <dc:creator>Rick Ballard</dc:creator>
    <meta:editing-duration>PT14M42S</meta:editing-duration>
    <meta:editing-cycles>1</meta:editing-cycles>
    <meta:generator>OpenOffice/4.1.15$Win32 OpenOffice.org_project/4115m2$Build-9813</meta:generator>
  </office:meta>
</office:document-meta>
</file>